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NewRomanPS-BoldMT" svg:font-family="TimesNewRomanPS-BoldMT"/>
    <style:font-face style:name="TimesNewRomanPS-ItalicMT" svg:font-family="TimesNewRomanPS-ItalicMT"/>
    <style:font-face style:name="TimesNewRomanPSMT" svg:font-family="TimesNewRomanPSMT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Georgia" fo:font-size="14pt" style:font-size-asian="14pt" style:font-size-complex="14pt"/>
    </style:style>
    <style:style style:name="P2" style:family="paragraph" style:parent-style-name="Продолжение_20_списка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Georgia" fo:font-size="14pt" style:font-size-asian="14pt" style:font-size-complex="14pt"/>
    </style:style>
    <style:style style:name="P3" style:family="paragraph" style:parent-style-name="Продолжение_20_списка">
      <style:paragraph-properties fo:margin-left="0cm" fo:margin-right="0cm" fo:margin-top="0cm" fo:margin-bottom="0cm" fo:text-align="justify" style:justify-single-word="false" fo:text-indent="1.251cm" style:auto-text-indent="false" fo:padding-left="0.141cm" fo:padding-right="0.141cm" fo:padding-top="0.035cm" fo:padding-bottom="0.035cm" fo:border="0.035cm solid #000000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 fo:padding-left="0.141cm" fo:padding-right="0.141cm" fo:padding-top="0.035cm" fo:padding-bottom="0.035cm" fo:border="0.035cm solid #000000"/>
    </style:style>
    <style:style style:name="P5" style:family="paragraph" style:parent-style-name="List">
      <style:paragraph-properties fo:margin-left="0cm" fo:margin-right="0cm" fo:text-align="justify" style:justify-single-word="false" fo:text-indent="1.251cm" style:auto-text-indent="false" fo:padding-left="0.141cm" fo:padding-right="0.141cm" fo:padding-top="0.035cm" fo:padding-bottom="0.035cm" fo:border="0.035cm solid #000000"/>
    </style:style>
    <style:style style:name="T1" style:family="text">
      <style:text-properties style:font-name="Georgia" fo:font-size="14pt" fo:font-weight="bold" style:font-size-asian="14pt" style:font-weight-asian="bold" style:font-name-complex="TimesNewRomanPS-BoldMT" style:font-size-complex="14pt" style:font-weight-complex="bold"/>
    </style:style>
    <style:style style:name="T2" style:family="text">
      <style:text-properties style:font-name="Georgia" fo:font-size="14pt" style:font-size-asian="14pt" style:font-size-complex="14pt"/>
    </style:style>
    <style:style style:name="T3" style:family="text">
      <style:text-properties style:font-name="Georgia" fo:font-size="14pt" style:font-size-asian="14pt" style:font-name-complex="TimesNewRomanPSMT" style:font-size-complex="14pt"/>
    </style:style>
    <style:style style:name="T4" style:family="text">
      <style:text-properties style:font-name="Georgia" fo:font-size="14pt" fo:font-style="italic" style:font-size-asian="14pt" style:font-style-asian="italic" style:font-name-complex="TimesNewRomanPS-ItalicMT" style:font-size-complex="14pt" style:font-style-complex="italic"/>
    </style:style>
    <style:style style:name="T5" style:family="text">
      <style:text-properties style:font-name="Georgia" fo:font-size="14pt" fo:font-style="italic" style:font-size-asian="14pt" style:font-style-asian="italic" style:font-size-complex="14pt"/>
    </style:style>
    <style:style style:name="T6" style:family="text">
      <style:text-properties style:font-name="Georgia" fo:font-size="14pt" fo:font-style="italic" style:font-size-asian="14pt" style:font-style-asian="italic" style:font-name-complex="TimesNewRomanPSMT" style:font-size-complex="14pt"/>
    </style:style>
    <style:style style:name="T7" style:family="text">
      <style:text-properties style:font-name="Georgia" fo:font-size="14pt" fo:language="en" fo:country="US" fo:font-style="italic" style:font-size-asian="14pt" style:font-style-asian="italic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1">1.<text:tab/>Выбери цель, разработай план и начинай его ре-ализовывать. </text:span><text:span text:style-name="T2">«Любой план, решительно проведенный в жизнь, лучше бездействия». (Девиз американских морских пехотинцев).</text:span></text:p>
      <text:p text:style-name="P5"><text:span text:style-name="T1">2.<text:tab/>Действуй, используя любые подходящие случаю линейные инструменты. </text:span><text:span text:style-name="T2">Любое изменение реальности происходит только после поступка. То есть, хотя бы какой-то труд необходим. Для поступков вы можете применять самодисциплину, тщательное планирование, обучение и логическое мышление. К поступкам относится также и общение. В общем, хорошо выполняйте свою работу. </text:span><text:span text:style-name="T4">«Делай то, что можешь, с тем, что имеешь, там, где ты есть»</text:span><text:span text:style-name="T5">.</text:span></text:p>
      <text:p text:style-name="P5"><text:span text:style-name="T1">3.<text:tab/>Вход в состояние суперпозиции. </text:span><text:span text:style-name="T2">При встрече с препятствиями, которые находятся вне зоны вашего влияния, доверьте решение проблемы бессознательному, Вселенной, Богу. Это состояние помогут понять несколько высказываний. Одна женщина за одну ночь излечилась от гриппа. Вот ее ощущения. </text:span><text:span text:style-name="T5">«...Я как бы легла в поток жизни и дала водам его течь надо мной. Я освободилась от всякого страха перед болезнью, я была полна покорности. Единственной мыслью было: «Я раба Господня, да будет со мной по воле Твоей». Не было никаких следов умственных усилий, каких-либо желаний, в том числе не было желания излечиться. Я чувствовала в себе гармонию и мир, приобщение к бесконечности. У меня не осталось сознания времени, людей, пространства. Только любовь, счастье и вера. Больше я ничего не помню, а утром проснулась совершенно здоровой...». <text:s/>«Пассивность, а не активность, ослабление, а не напряжение, забудь чувство ответственности, откажись от власти над собой, от контроля за событиями, предоставь высшим 29 силам заботу о твоей судьбе, будь совершенно равнодушен к тому, куда это приведет тебя, – и ты обретешь не только душевный покой, но и те жизненные блага, от которых, как ты искренне думал, ты отказался».</text:span></text:p>
      <text:p text:style-name="P3"><text:span text:style-name="T2">Главное в этом пункте – избавиться от </text:span><text:span text:style-name="T4">страха недостижения </text:span><text:span text:style-name="T2">и от </text:span><text:span text:style-name="T4">ожидания результата</text:span><text:span text:style-name="T2">, принять любое развитие событий. Многим людям это сделать непросто. Различные виды мысленного программирования работают только в том случае, если вы сумеете войти в состояние суперпозиции.</text:span></text:p>
      <text:p text:style-name="P3"><text:span text:style-name="T7">Don’t worry, Don’t hurry, Don’t carry! </text:span><text:span text:style-name="T3">(Не беспокойся, не то</text:span><text:span text:style-name="T2">ропись, не напрягайся). Переключи внимание. </text:span><text:span text:style-name="T4">«Если моешь чашку – мой чашку»</text:span><text:span text:style-name="T2">. (Дзен-буддизм). Напейся. Влюбись.</text:span></text:p>
      <text:p text:style-name="P4"><text:span text:style-name="T2">Шесть дней работай, а седьмой день посвяти Богу. </text:span><text:span text:style-name="T4">«Пере</text:span><text:span text:style-name="T5">дай Господу дела твои, и предприятия твои совершатся»</text:span><text:span text:style-name="T6">.</text:span><text:span text:style-name="T2">(Притчи 16:4).</text:span></text:p>
      <text:p text:style-name="P5"><text:span text:style-name="T1">4.<text:tab/>Скачок на новую орбиту. </text:span><text:span text:style-name="T2">В случае правильного исполнения предыдущего пункта обнаружатся новые обстоятельства, </text:span><text:soft-page-break/><text:span text:style-name="T2">произойдут нужные встречи, может прийти озарение и новое понимание ситуации. Все это поможет решить прежнюю проблему и совершить верные и точные поступки. Произойдет квантовый скачок с прежней орбиты на новую, и тогда вслед за бароном Мюнхгаузеном можно будет повторить: «Безвыходных ситуаций не бывает!» И теперь уже в новых условиях снова применяйте линейные инструменты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NewRomanPS-BoldMT" svg:font-family="TimesNewRomanPS-BoldMT"/>
    <style:font-face style:name="TimesNewRomanPS-ItalicMT" svg:font-family="TimesNewRomanPS-ItalicMT"/>
    <style:font-face style:name="TimesNewRomanPSMT" svg:font-family="TimesNewRomanPSMT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Продолжение_20_списка" style:display-name="Продолжение списка" style:family="paragraph" style:parent-style-name="Standard">
      <style:paragraph-properties fo:margin-left="0.499cm" fo:margin-right="0cm" fo:margin-top="0cm" fo:margin-bottom="0.212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21T20:58:21</meta:creation-date>
    <meta:editing-duration>PT00H00M56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2" meta:paragraph-count="7" meta:word-count="406" meta:character-count="2834"/>
    <dc:date>2013-10-21T20:59:14</dc:date>
  </office:meta>
</office:document-meta>
</file>